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V</mi>
      <mrow>
        <mo stretchy="false">(</mo>
        <mrow>
          <mi>r</mi>
        </mrow>
        <mo stretchy="false">)</mo>
      </mrow>
      <mrow>
        <mi/>
        <mo stretchy="false">=</mo>
        <mrow>
          <mi/>
          <mo stretchy="false">−</mo>
          <mi/>
        </mrow>
      </mrow>
      <mfrac>
        <mrow>
          <mi>Z</mi>
          <msup>
            <mi>e</mi>
            <mn>2</mn>
          </msup>
        </mrow>
        <mrow>
          <mn>4</mn>
          <mo stretchy="false">π</mo>
          <msub>
            <mo stretchy="false">ε</mo>
            <mn>0</mn>
          </msub>
          <mi>r</mi>
        </mrow>
      </mfrac>
    </mrow>
    <annotation encoding="StarMath 5.0">V (r) ~=~ - ` {Z e ^2} over {4 %pi %ivarepsilon _0 r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17:07.455000000</meta:creation-date>
    <meta:generator>LibreOffice/4.1.4.2$Windows_x86 LibreOffice_project/0a0440ccc0227ad9829de5f46be37cfb6edcf72</meta:generator>
  </office:meta>
</office:document-meta>
</file>